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00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284c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21" style:family="table-cell" style:parent-style-name="Default">
      <style:text-properties fo:color="#ffffff"/>
    </style:style>
    <style:style style:name="ce22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23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22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22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23"/>
          <table:table-cell table:style-name="ce2" table:number-columns-repeated="2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offen</text:p>
          </table:table-cell>
          <table:table-cell table:style-name="ce17" office:value-type="string">
            <text:p>Für Enums gelöst, evtl. auch auf für Tabellenexport (.ipstablecontents) anpassen?</text:p>
          </table:table-cell>
          <table:table-cell table:style-name="ce17" table:number-columns-repeated="3"/>
        </table:table-row>
        <table:table-row table:style-name="ro3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8" office:value-type="string">
            <text:p>Das Label für das Datumsformat war zu lang und</text:p>
            <text:p>hat die Vorschau komplett aus dem Sichtbereich geschoben.</text:p>
          </table:table-cell>
          <table:table-cell table:style-name="ce17" table:number-columns-repeated="3"/>
        </table:table-row>
        <table:table-row table:style-name="ro4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7" office:value-type="string">
            <text:p>Trennerzeichen zu Nachkommastellen,</text:p>
            <text:p>Trennerzeichen für Lesbarkeit von Zahlen</text:p>
          </table:table-cell>
          <table:table-cell table:style-name="ce17" table:number-columns-repeated="3"/>
        </table:table-row>
        <table:table-row table:style-name="ro1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6" office:value-type="string">
            <text:p>obsolet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2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9" office:value-type="string">
            <text:p>Wird jetzt als Validierungswarnung angezeigt</text:p>
          </table:table-cell>
          <table:table-cell table:number-columns-repeated="3"/>
        </table:table-row>
        <table:table-row table:style-name="ro2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7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7" table:number-columns-repeated="3"/>
        </table:table-row>
        <table:table-row table:style-name="ro2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20" office:value-type="string">
            <text:p>umbenannt in „Import Konfiguration und Vorschau“,</text:p>
            <text:p>die Vorschau war bisher unsichtbar (siehe 2700).</text:p>
          </table:table-cell>
          <table:table-cell table:style-name="ce17" table:number-columns-repeated="3"/>
        </table:table-row>
        <table:table-row table:style-name="ro2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7" table:number-columns-repeated="4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7" table:number-columns-repeated="4"/>
        </table:table-row>
        <table:table-row table:style-name="ro1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1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1" table:number-rows-repeated="65516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9">09.09.2009</text:date>, <text:time>16:4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n Ortmann</meta:initial-creator>
    <meta:creation-date>2009-03-25T11:38:11</meta:creation-date>
    <dc:date>2009-09-09T16:41:28</dc:date>
    <meta:editing-cycles>397</meta:editing-cycles>
    <meta:editing-duration>PT122H49M13S</meta:editing-duration>
    <meta:document-statistic meta:table-count="1" meta:cell-count="59" meta:object-count="0"/>
    <meta:user-defined meta:name="Info 1"/>
    <meta:user-defined meta:name="Info 2"/>
    <meta:user-defined meta:name="Info 3"/>
    <meta:user-defined meta:name="Info 4"/>
  </office:meta>
</office:document-meta>
</file>